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table:number-columns-repeated="4"/>
          <table:table-cell office:value-type="string" calcext:value-type="string">
            <text:p>Tidsp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Ej påbörj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Påböjra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ögriskteknik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ögriskkrav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Ej påbörj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umma</text:p>
          </table:table-cell>
          <table:table-cell table:formula="of:=SUM([.O4:.O10])" office:value-type="float" office:value="28" calcext:value-type="float">
            <text:p/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K12]" office:value-type="float" office:value="5" calcext:value-type="float">
            <text:p/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id totalt i projekte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K14]+[.O12]" office:value-type="float" office:value="33" calcext:value-type="float">
            <text:p/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å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umma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12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11:10:04.2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0.4$Windows_x86 LibreOffice_project/05dceb5d363845f2cf968344d7adab8dcfb2ba71</meta:generator>
    <dc:date>2014-04-08T11:27:34.228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